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0e238a" officeooo:paragraph-rsid="00085dbb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officeooo:paragraph-rsid="00085dbb" style:font-size-asian="15pt" style:font-size-complex="15pt"/>
    </style:style>
    <style:style style:name="P4" style:family="paragraph" style:parent-style-name="Standard">
      <style:text-properties style:font-name="Liberation Serif" fo:font-size="15pt" officeooo:paragraph-rsid="00085db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85dbb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paragraph-rsid="00085dbb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paragraph-rsid="00085dbb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officeooo:rsid="00118b6c" officeooo:paragraph-rsid="00085dbb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085dbb" style:font-size-asian="14pt" style:font-size-complex="14pt"/>
    </style:style>
    <style:style style:name="P10" style:family="paragraph" style:parent-style-name="Standard">
      <style:text-properties style:font-name="Liberation Serif" officeooo:paragraph-rsid="00085dbb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085dbb" officeooo:paragraph-rsid="00085dbb"/>
    </style:style>
    <style:style style:name="P12" style:family="paragraph" style:parent-style-name="Text_20_body">
      <style:text-properties officeooo:rsid="00085dbb" officeooo:paragraph-rsid="00085dbb"/>
    </style:style>
    <style:style style:name="P13" style:family="paragraph" style:parent-style-name="Text_20_body">
      <style:text-properties fo:font-weight="bold" officeooo:rsid="00085dbb" officeooo:paragraph-rsid="00085dbb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2">
      <style:text-properties officeooo:paragraph-rsid="00088c2c"/>
    </style:style>
    <style:style style:name="T1" style:family="text">
      <style:text-properties officeooo:rsid="000fc714"/>
    </style:style>
    <style:style style:name="T2" style:family="text">
      <style:text-properties officeooo:rsid="00118b6c"/>
    </style:style>
    <style:style style:name="T3" style:family="text">
      <style:text-properties fo:font-weight="bold" officeooo:rsid="00085dbb" style:font-weight-asian="bold" style:font-weight-complex="bold"/>
    </style:style>
    <style:style style:name="T4" style:family="text">
      <style:text-properties officeooo:rsid="00088c2c"/>
    </style:style>
    <style:style style:name="T5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085dbb"/>
    </style:style>
    <style:style style:name="T7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088c2c"/>
    </style:style>
    <style:style style:name="T8" style:family="text">
      <style:text-properties officeooo:rsid="000c08ea"/>
    </style:style>
    <style:style style:name="T9" style:family="text">
      <style:text-properties officeooo:rsid="000d4f5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Санкт-Петербургский Национальный Исследовательский</text:p>
      <text:p text:style-name="P3">Университет ИТМО</text:p>
      <text:p text:style-name="P3"><text:s/>Факультет программной инженерии и компьютерной техники</text:p>
      <text:p text:style-name="P4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5">Лабораторная работа №<text:span text:style-name="T8">2</text:span></text:p>
      <text:p text:style-name="P6">По «<text:span text:style-name="T2">Базы Данных</text:span>»</text:p>
      <text:p text:style-name="P6">Вариант <text:span text:style-name="T2">7</text:span><text:span text:style-name="T8">788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Выполнил:</text:p>
      <text:p text:style-name="P7">Студент группы P3106</text:p>
      <text:p text:style-name="P7"><text:s text:c="11"/>Рубцов Арсений Дмитриевич</text:p>
      <text:p text:style-name="P7">Проверил: </text:p>
      <text:p text:style-name="P8">Гаврилов Антон Валерьевич</text:p>
      <text:p text:style-name="P7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Санкт – Петербург 202<text:span text:style-name="T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text:span text:style-name="T9">X</text:span>Оглавление</text:p>
          </text:index-title>
          <text:p text:style-name="P1"><text:a xlink:type="simple" xlink:href="#__RefHeading___Toc9084_475376231" text:style-name="Index_20_Link" text:visited-style-name="Index_20_Link">Задание<text:tab/>3</text:a></text:p>
          <text:p text:style-name="P1"><text:a xlink:type="simple" xlink:href="#__RefHeading___Toc9086_475376231" text:style-name="Index_20_Link" text:visited-style-name="Index_20_Link">Реализация запросов на SQL<text:tab/>4</text:a></text:p>
          <text:p text:style-name="P1"><text:a xlink:type="simple" xlink:href="#__RefHeading___Toc9088_475376231" text:style-name="Index_20_Link" text:visited-style-name="Index_20_Link">Вывод<text:tab/>7</text:a></text:p>
        </text:index-body>
      </text:table-of-content>
      <text:p text:style-name="P11"><text:s/></text:p>
      <text:p text:style-name="P11"/>
      <text:p text:style-name="P11"/>
      <text:p text:style-name="P11"/>
      <text:h text:style-name="P14" text:outline-level="1"><text:bookmark-start text:name="__RefHeading___Toc9084_475376231"/>Задание<text:bookmark-end text:name="__RefHeading___Toc9084_475376231"/></text:h>
      <text:p text:style-name="P12">По варианту, выданному преподавателем, составить и выполнить запросы в Базе данных «Учебный процесс»</text:p>
      <text:list xml:id="list2808026204" text:style-name="L2">
        <text:list-item>
          <text:p text:style-name="P15"><text:span text:style-name="T6">Сделать запрос для получения атрибутов из указанных таблиц, применив фильтры по указанным условиям:<text:line-break/>Таблицы: Н_ОЦЕНКИ, Н_ВЕДОМОСТИ.<text:line-break/>Вывести атрибуты: Н_ОЦЕНКИ.ПРИМЕЧАНИЕ, Н_ВЕДОМОСТИ.ЧЛВК_ИД.<text:line-break/>Фильтры (AND):<text:line-break/>a) Н_ОЦЕНКИ.ПРИМЕЧАНИЕ = хорошо.<text:line-break/>b) Н_ВЕДОМОСТИ.ДАТА &lt; 1998-01-05.<text:line-break/>Вид соединения: RIGHT JOIN.</text:span></text:p>
        </text:list-item>
        <text:list-item>
          <text:p text:style-name="P15"><text:span text:style-name="T5">Сделать запрос для получения атрибутов из указанных таблиц, применив фильтры по указанным условиям:<text:line-break/>Таблицы: Н_ЛЮДИ, Н_ВЕДОМОСТИ, Н_СЕССИЯ.<text:line-break/>Вывести атрибуты: Н_ЛЮДИ.ИД, Н_ВЕДОМОСТИ.ДАТА, Н_СЕССИЯ.ЧЛВК_ИД.<text:line-break/>Фильтры (AND):<text:line-break/>a) Н_ЛЮДИ.ОТЧЕСТВО = Александрович.<text:line-break/>b) Н_ВЕДОМОСТИ.ДАТА = 2022-06-08.<text:line-break/>c) Н_СЕССИЯ.ДАТА &lt; 2012-01-25.<text:line-break/>Вид соединения: LEFT JOIN.</text:span></text:p>
        </text:list-item>
        <text:list-item>
          <text:p text:style-name="P15"><text:span text:style-name="T5">Составить запрос, который ответит на вопрос, есть ли среди студентов вечерней формы обучения те, кто старше 25 лет.</text:span></text:p>
        </text:list-item>
        <text:list-item>
          <text:p text:style-name="P15"><text:span text:style-name="T5">Выдать различные отчества людей и число людей с каждой из этих отчеств, ограничив список отчествами, встречающимися менее 10 раз на ФКТИУ.<text:line-break/>Для реализации использовать подзапрос.</text:span></text:p>
        </text:list-item>
        <text:list-item>
          <text:p text:style-name="P15"><text:span text:style-name="T5">Выведите таблицу со средними оценками студентов группы 4100 (Номер, ФИО, Ср_оценка), у которых средняя оценка меньше максимальной оценк(е|и) в группе 1101.</text:span></text:p>
        </text:list-item>
        <text:list-item>
          <text:p text:style-name="P15"><text:span text:style-name="T5">Получить список студентов, отчисленных ровно первого сентября 2012 года с очной или за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span></text:p>
        </text:list-item>
        <text:list-item>
          <text:p text:style-name="P15"><text:span text:style-name="T5">Вывести список людей, не являющихся или не являвшихся студентами ФКТИУ (данные, о которых отсутствуют в таблице Н_УЧЕНИКИ). В запросе нельзя использовать DISTINCT.</text:span></text:p>
        </text:list-item>
      </text:list>
      <text:h text:style-name="Heading_20_1" text:outline-level="1"><text:bookmark-start text:name="__RefHeading___Toc9086_475376231"/><text:soft-page-break/>Реализация запросов на SQL<text:bookmark-end text:name="__RefHeading___Toc9086_475376231"/></text:h>
      <text:p text:style-name="P13">Запрос №1</text:p>
      <text:p text:style-name="Text_20_body">SELECT Н_ОЦЕНКИ.ПРИМЕЧАНИЕ, Н_ВЕДОМОСТИ.ЧЛВК_ИД</text:p>
      <text:p text:style-name="Text_20_body">FROM Н_ОЦЕНКИ </text:p>
      <text:p text:style-name="Text_20_body"><text:tab/>RIGHT JOIN Н_ВЕДОМОСТИ</text:p>
      <text:p text:style-name="Text_20_body"><text:tab/>ON Н_ОЦЕНКИ.ПРИМЕЧАНИЕ = 'хорошо' AND Н_ВЕДОМОСТИ.ДАТА &lt; '1998-01-05';</text:p>
      <text:p text:style-name="Text_20_body"><text:span text:style-name="T3">Запрос №2</text:span> </text:p>
      <text:p text:style-name="Text_20_body">SELECT Н_ЛЮДИ.ИД, Н_ВЕДОМОСТИ.ДАТА, Н_СЕССИЯ.ЧЛВК_ИД </text:p>
      <text:p text:style-name="Text_20_body">FROM Н_ЛЮДИ</text:p>
      <text:p text:style-name="Text_20_body"><text:tab/>LEFT JOIN Н_ВЕДОМОСТИ ON Н_ВЕДОМОСТИ.ЧЛВК_ИД = Н_ЛЮДИ.ИД</text:p>
      <text:p text:style-name="Text_20_body"><text:tab/>LEFT JOIN Н_СЕССИЯ ON Н_СЕССИЯ.ЧЛВК_ИД = Н_ЛЮДИ.ИД </text:p>
      <text:p text:style-name="Text_20_body">WHERE Н_ЛЮДИ.ОТЧЕСТВО = 'Александрович' AND Н_ВЕДОМОСТИ.ДАТА = '2022-06-08' AND Н_СЕССИЯ.ДАТА &lt; '2012-01-25';</text:p>
      <text:p text:style-name="Text_20_body"><text:span text:style-name="T3">Запрос №3</text:span> <text:tab/></text:p>
      <text:p text:style-name="Text_20_body">SELECT EXISTS(SELECT Н_УЧЕНИКИ.ИД FROM Н_УЧЕНИКИ </text:p>
      <text:p text:style-name="Text_20_body"><text:tab/>INNER JOIN Н_ПЛАНЫ ON Н_ПЛАНЫ.ИД = Н_УЧЕНИКИ.ПЛАН_ИД</text:p>
      <text:p text:style-name="Text_20_body"><text:tab/>INNER JOIN Н_ЛЮДИ ON Н_ЛЮДИ.ИД = Н_УЧЕНИКИ.ЧЛВК_ИД</text:p>
      <text:p text:style-name="Text_20_body"><text:tab/>WHERE date_part('year', age(Н_ЛЮДИ.ДАТА_РОЖДЕНИЯ)) &gt; 25 AND Н_ПЛАНЫ.ФО_ИД = 2);</text:p>
      <text:p text:style-name="P13">Запрос №4</text:p>
      <text:p text:style-name="Text_20_body">SELECT Н_ОТЧЕСТВА.ОТЧЕСТВО, Н_ОТЧЕСТВА.КОЛИЧЕСТВО FROM</text:p>
      <text:p text:style-name="Text_20_body"><text:tab/>(SELECT Н_ЛЮДИ.ОТЧЕСТВО, count(*) AS КОЛИЧЕСТВО FROM Н_ЛЮДИ</text:p>
      <text:p text:style-name="Text_20_body"><text:tab/><text:tab/>INNER JOIN Н_УЧЕНИКИ ON Н_УЧЕНИКИ.ЧЛВК_ИД = Н_ЛЮДИ.ИД</text:p>
      <text:p text:style-name="Text_20_body"><text:tab/><text:tab/>INNER JOIN Н_ПЛАНЫ ON Н_УЧЕНИКИ.ПЛАН_ИД = Н_ПЛАНЫ.ИД</text:p>
      <text:p text:style-name="Text_20_body"><text:tab/><text:tab/>INNER JOIN Н_ОТДЕЛЫ ON Н_ОТДЕЛЫ.ИД = Н_ПЛАНЫ.ОТД_ИД AND Н_ОТДЕЛЫ.КОРОТКОЕ_ИМЯ = 'КТиУ' </text:p>
      <text:p text:style-name="Text_20_body"><text:tab/><text:tab/>GROUP BY Н_ЛЮДИ.ОТЧЕСТВО) </text:p>
      <text:p text:style-name="Text_20_body"><text:tab/>AS Н_ОТЧЕСТВА </text:p>
      <text:p text:style-name="Text_20_body">WHERE Н_ОТЧЕСТВА.КОЛИЧЕСТВО &lt; 10;</text:p>
      <text:p text:style-name="Text_20_body"><text:span text:style-name="T3">Запрос №5</text:span> </text:p>
      <text:p text:style-name="Text_20_body">SELECT Н_УЧЕНИКИ.ИД, Н_ЛЮДИ.ИМЯ, Н_ЛЮДИ.ФАМИЛИЯ, Н_ЛЮДИ.ОТЧЕСТВО, AVG(CAST(Н_ВЕДОМОСТИ.ОЦЕНКА AS NUMERIC)) AS СРЕДНЯЯ_ОЦЕНКА</text:p>
      <text:p text:style-name="Text_20_body"><text:soft-page-break/><text:tab/>FROM Н_ЛЮДИ </text:p>
      <text:p text:style-name="Text_20_body"><text:tab/><text:tab/>INNER JOIN Н_УЧЕНИКИ ON Н_УЧЕНИКИ.ЧЛВК_ИД = Н_ЛЮДИ.ИД </text:p>
      <text:p text:style-name="Text_20_body"><text:tab/><text:tab/>INNER JOIN Н_ВЕДОМОСТИ ON Н_УЧЕНИКИ.ЧЛВК_ИД = Н_ВЕДОМОСТИ.ЧЛВК_ИД </text:p>
      <text:p text:style-name="Text_20_body"><text:tab/>WHERE Н_УЧЕНИКИ.ГРУППА = '4100' AND Н_ВЕДОМОСТИ.ОЦЕНКА NOT IN ('зачет', 'осв', 'неявка', 'незач')</text:p>
      <text:p text:style-name="Text_20_body"><text:tab/>GROUP BY Н_УЧЕНИКИ.ИД, Н_ЛЮДИ.ИМЯ, Н_ЛЮДИ.ФАМИЛИЯ, Н_ЛЮДИ.ОТЧЕСТВО</text:p>
      <text:p text:style-name="Text_20_body"><text:tab/>HAVING AVG(CAST(Н_ВЕДОМОСТИ.ОЦЕНКА AS NUMERIC)) &lt; (SELECT MAX(СРЕДНЯЯ_ОЦЕНКА)</text:p>
      <text:p text:style-name="Text_20_body"><text:tab/> <text:s text:c="3"/>FROM (</text:p>
      <text:p text:style-name="Text_20_body"><text:tab/><text:tab/> <text:s/>SELECT AVG(CAST(Н_ВЕДОМОСТИ.ОЦЕНКА AS NUMERIC)) AS СРЕДНЯЯ_ОЦЕНКА</text:p>
      <text:p text:style-name="Text_20_body"><text:tab/><text:tab/> <text:s/>FROM Н_ВЕДОМОСТИ</text:p>
      <text:p text:style-name="Text_20_body"><text:tab/><text:tab/> <text:s/>INNER JOIN Н_УЧЕНИКИ ON Н_УЧЕНИКИ.ЧЛВК_ИД = Н_ВЕДОМОСТИ.ЧЛВК_ИД</text:p>
      <text:p text:style-name="Text_20_body"><text:tab/><text:tab/> <text:s/>WHERE Н_УЧЕНИКИ.ГРУППА = '1101' AND Н_ВЕДОМОСТИ.ОЦЕНКА NOT IN ('зачет', 'осв', 'неявка', 'незач')</text:p>
      <text:p text:style-name="Text_20_body"><text:tab/><text:tab/> <text:s/>GROUP BY Н_ВЕДОМОСТИ.ЧЛВК_ИД</text:p>
      <text:p text:style-name="Text_20_body"><text:tab/> <text:s text:c="3"/>) AS Н_ГРУППА_1101</text:p>
      <text:p text:style-name="Text_20_body"><text:tab/>);</text:p>
      <text:p text:style-name="P13">Запрос №6</text:p>
      <text:p text:style-name="Text_20_body">SELECT Н_УЧЕНИКИ.ГРУППА, Н_УЧЕНИКИ.ИД, Н_ЛЮДИ.ФАМИЛИЯ, Н_ЛЮДИ.ИМЯ, Н_ЛЮДИ.ОТЧЕСТВО FROM Н_УЧЕНИКИ</text:p>
      <text:p text:style-name="Text_20_body"><text:tab/>INNER JOIN Н_ЛЮДИ ON Н_ЛЮДИ.ИД = Н_УЧЕНИКИ.ЧЛВК_ИД </text:p>
      <text:p text:style-name="Text_20_body"><text:tab/>INNER JOIN Н_ПЛАНЫ ON Н_УЧЕНИКИ.ПЛАН_ИД = Н_ПЛАНЫ.ИД </text:p>
      <text:p text:style-name="Text_20_body"><text:tab/>INNER JOIN Н_НАПРАВЛЕНИЯ_СПЕЦИАЛ ON Н_НАПРАВЛЕНИЯ_СПЕЦИАЛ.ИД = Н_ПЛАНЫ.НАПС_ИД </text:p>
      <text:p text:style-name="Text_20_body"><text:tab/>INNER JOIN Н_НАПР_СПЕЦ ON Н_НАПР_СПЕЦ.ИД = Н_НАПРАВЛЕНИЯ_СПЕЦИАЛ.НАПС_ИД AND Н_НАПР_СПЕЦ.ИД = 741 </text:p>
      <text:p text:style-name="Text_20_body"><text:tab/>INNER JOIN Н_ФОРМЫ_ОБУЧЕНИЯ ON Н_ФОРМЫ_ОБУЧЕНИЯ.ИД = Н_ПЛАНЫ.ФО_ИД AND (Н_ФОРМЫ_ОБУЧЕНИЯ.ИД = 1 OR Н_ФОРМЫ_ОБУЧЕНИЯ.ИД = 2)</text:p>
      <text:p text:style-name="Text_20_body"><text:tab/>WHERE Н_УЧЕНИКИ.ПРИЗНАК = 'отчисл' AND Н_УЧЕНИКИ.КОНЕЦ = '2012-09-01';</text:p>
      <text:p text:style-name="Text_20_body"><text:s/></text:p>
      <text:p text:style-name="P13"><text:soft-page-break/>Запрос №7</text:p>
      <text:p text:style-name="Text_20_body">SELECT Н_ЛЮДИ.ИД, Н_ЛЮДИ.ИМЯ, Н_ЛЮДИ.ФАМИЛИЯ, Н_ЛЮДИ.ОТЧЕСТВО FROM Н_ЛЮДИ </text:p>
      <text:p text:style-name="Text_20_body"><text:tab/>WHERE NOT EXISTS(SELECT * FROM Н_УЧЕНИКИ </text:p>
      <text:p text:style-name="Text_20_body"><text:tab/><text:tab/>INNER JOIN Н_ПЛАНЫ ON Н_УЧЕНИКИ.ПЛАН_ИД = Н_ПЛАНЫ.ИД</text:p>
      <text:p text:style-name="Text_20_body"><text:tab/><text:tab/>INNER JOIN Н_ОТДЕЛЫ ON Н_ПЛАНЫ.ОТД_ИД = Н_ОТДЕЛЫ.ИД AND Н_ОТДЕЛЫ.КОРОТКОЕ_ИМЯ = 'КТиУ'</text:p>
      <text:p text:style-name="Text_20_body"><text:tab/><text:tab/><text:tab/>WHERE Н_УЧЕНИКИ.ЧЛВК_ИД = Н_ЛЮДИ.ИД);</text:p>
      <text:p text:style-name="Text_20_body"/>
      <text:h text:style-name="P14" text:outline-level="1"><text:bookmark-start text:name="__RefHeading___Toc9088_475376231"/>Вывод<text:bookmark-end text:name="__RefHeading___Toc9088_475376231"/></text:h>
      <text:p text:style-name="P12">Во время выполнения лабораторной работы я ознакомился с основными функциями в PostgreSQL. Научился писать запросы, получать и сортировать полученные данны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44:50.162374703</meta:creation-date>
    <dc:date>2024-03-27T15:21:06.327343288</dc:date>
    <meta:editing-duration>PT30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85" meta:word-count="606" meta:character-count="5039" meta:non-whitespace-character-count="4416"/>
  </office:meta>
</office:document-meta>
</file>